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736cm"/>
    </style:style>
    <style:style style:name="co2" style:family="table-column">
      <style:table-column-properties fo:break-before="auto" style:column-width="5.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5.535cm" svg:y="1.083cm">
            <draw:object draw:notify-on-update-of-ranges="Sheet1.C1:Sheet1.C1 Sheet1.C2:Sheet1.C50 Sheet1.D1:Sheet1.D1 Sheet1.D2:Sheet1.D50 Sheet1.E1:Sheet1.E1 Sheet1.E2:Sheet1.E5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a1,</text:p>
          </table:table-cell>
          <table:table-cell office:value-type="string" calcext:value-type="string">
            <text:p>a2,</text:p>
          </table:table-cell>
          <table:table-cell office:value-type="string" calcext:value-type="string">
            <text:p>sum_states,</text:p>
          </table:table-cell>
          <table:table-cell office:value-type="string" calcext:value-type="string">
            <text:p>sim_time,</text:p>
          </table:table-cell>
          <table:table-cell office:value-type="string" calcext:value-type="string">
            <text:p>nosim_time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6</text:p>
          </table:table-cell>
          <table:table-cell office:value-type="float" office:value="12" calcext:value-type="float">
            <text:p>12</text:p>
          </table:table-cell>
          <table:table-cell office:value-type="float" office:value="0.000722554" calcext:value-type="float">
            <text:p>0,000722554</text:p>
          </table:table-cell>
          <table:table-cell office:value-type="float" office:value="0.00034564" calcext:value-type="float">
            <text:p>0,000345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float" office:value="13" calcext:value-type="float">
            <text:p>13</text:p>
          </table:table-cell>
          <table:table-cell office:value-type="float" office:value="0.00085416" calcext:value-type="float">
            <text:p>0,00085416</text:p>
          </table:table-cell>
          <table:table-cell office:value-type="float" office:value="0.000303463" calcext:value-type="float">
            <text:p>0,0003034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A6</text:p>
          </table:table-cell>
          <table:table-cell office:value-type="float" office:value="13" calcext:value-type="float">
            <text:p>13</text:p>
          </table:table-cell>
          <table:table-cell office:value-type="float" office:value="0.00104581" calcext:value-type="float">
            <text:p>0,00104581</text:p>
          </table:table-cell>
          <table:table-cell office:value-type="float" office:value="0.000336943" calcext:value-type="float">
            <text:p>0,000336943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7</text:p>
          </table:table-cell>
          <table:table-cell office:value-type="float" office:value="14" calcext:value-type="float">
            <text:p>14</text:p>
          </table:table-cell>
          <table:table-cell office:value-type="float" office:value="0.00071385" calcext:value-type="float">
            <text:p>0,00071385</text:p>
          </table:table-cell>
          <table:table-cell office:value-type="float" office:value="0.000432218" calcext:value-type="float">
            <text:p>0,0004322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A6</text:p>
          </table:table-cell>
          <table:table-cell office:value-type="float" office:value="16" calcext:value-type="float">
            <text:p>16</text:p>
          </table:table-cell>
          <table:table-cell office:value-type="float" office:value="0.00161805" calcext:value-type="float">
            <text:p>0,00161805</text:p>
          </table:table-cell>
          <table:table-cell office:value-type="float" office:value="0.00024298" calcext:value-type="float">
            <text:p>0,000242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A11</text:p>
          </table:table-cell>
          <table:table-cell office:value-type="float" office:value="16" calcext:value-type="float">
            <text:p>16</text:p>
          </table:table-cell>
          <table:table-cell office:value-type="float" office:value="0.00175651" calcext:value-type="float">
            <text:p>0,00175651</text:p>
          </table:table-cell>
          <table:table-cell office:value-type="float" office:value="0.000333037" calcext:value-type="float">
            <text:p>0,0003330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A7</text:p>
          </table:table-cell>
          <table:table-cell office:value-type="float" office:value="17" calcext:value-type="float">
            <text:p>17</text:p>
          </table:table-cell>
          <table:table-cell office:value-type="float" office:value="0.00211779" calcext:value-type="float">
            <text:p>0,00211779</text:p>
          </table:table-cell>
          <table:table-cell office:value-type="float" office:value="0.000248214" calcext:value-type="float">
            <text:p>0,0002482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A6</text:p>
          </table:table-cell>
          <table:table-cell office:value-type="float" office:value="17" calcext:value-type="float">
            <text:p>17</text:p>
          </table:table-cell>
          <table:table-cell office:value-type="float" office:value="0.00184164" calcext:value-type="float">
            <text:p>0,00184164</text:p>
          </table:table-cell>
          <table:table-cell office:value-type="float" office:value="0.0003644" calcext:value-type="float">
            <text:p>0,00036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A12</text:p>
          </table:table-cell>
          <table:table-cell office:value-type="float" office:value="17" calcext:value-type="float">
            <text:p>17</text:p>
          </table:table-cell>
          <table:table-cell office:value-type="float" office:value="0.00185687" calcext:value-type="float">
            <text:p>0,00185687</text:p>
          </table:table-cell>
          <table:table-cell office:value-type="float" office:value="0.000230782" calcext:value-type="float">
            <text:p>0,0002307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A11</text:p>
          </table:table-cell>
          <table:table-cell office:value-type="float" office:value="17" calcext:value-type="float">
            <text:p>17</text:p>
          </table:table-cell>
          <table:table-cell office:value-type="float" office:value="0.00190594" calcext:value-type="float">
            <text:p>0,00190594</text:p>
          </table:table-cell>
          <table:table-cell office:value-type="float" office:value="0.00029582" calcext:value-type="float">
            <text:p>0,000295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A7</text:p>
          </table:table-cell>
          <table:table-cell office:value-type="float" office:value="18" calcext:value-type="float">
            <text:p>18</text:p>
          </table:table-cell>
          <table:table-cell office:value-type="float" office:value="0.00185665" calcext:value-type="float">
            <text:p>0,00185665</text:p>
          </table:table-cell>
          <table:table-cell office:value-type="float" office:value="0.000362466" calcext:value-type="float">
            <text:p>0,0003624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A6</text:p>
          </table:table-cell>
          <table:table-cell office:value-type="float" office:value="18" calcext:value-type="float">
            <text:p>18</text:p>
          </table:table-cell>
          <table:table-cell office:value-type="float" office:value="0.0033337" calcext:value-type="float">
            <text:p>0,0033337</text:p>
          </table:table-cell>
          <table:table-cell office:value-type="float" office:value="0.000302576" calcext:value-type="float">
            <text:p>0,0003025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A13</text:p>
          </table:table-cell>
          <table:table-cell office:value-type="float" office:value="18" calcext:value-type="float">
            <text:p>18</text:p>
          </table:table-cell>
          <table:table-cell office:value-type="float" office:value="0.00242401" calcext:value-type="float">
            <text:p>0,00242401</text:p>
          </table:table-cell>
          <table:table-cell office:value-type="float" office:value="0.000397652" calcext:value-type="float">
            <text:p>0,0003976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A12</text:p>
          </table:table-cell>
          <table:table-cell office:value-type="float" office:value="18" calcext:value-type="float">
            <text:p>18</text:p>
          </table:table-cell>
          <table:table-cell office:value-type="float" office:value="0.00194609" calcext:value-type="float">
            <text:p>0,00194609</text:p>
          </table:table-cell>
          <table:table-cell office:value-type="float" office:value="0.000233021" calcext:value-type="float">
            <text:p>0,0002330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A7</text:p>
          </table:table-cell>
          <table:table-cell office:value-type="float" office:value="19" calcext:value-type="float">
            <text:p>19</text:p>
          </table:table-cell>
          <table:table-cell office:value-type="float" office:value="0.00317204" calcext:value-type="float">
            <text:p>0,00317204</text:p>
          </table:table-cell>
          <table:table-cell office:value-type="float" office:value="0.000312182" calcext:value-type="float">
            <text:p>0,0003121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A13</text:p>
          </table:table-cell>
          <table:table-cell office:value-type="float" office:value="19" calcext:value-type="float">
            <text:p>19</text:p>
          </table:table-cell>
          <table:table-cell office:value-type="float" office:value="0.0027279" calcext:value-type="float">
            <text:p>0,0027279</text:p>
          </table:table-cell>
          <table:table-cell office:value-type="float" office:value="0.000296338" calcext:value-type="float">
            <text:p>0,000296338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11</text:p>
          </table:table-cell>
          <table:table-cell office:value-type="float" office:value="20" calcext:value-type="float">
            <text:p>20</text:p>
          </table:table-cell>
          <table:table-cell office:value-type="float" office:value="0.0020835" calcext:value-type="float">
            <text:p>0,0020835</text:p>
          </table:table-cell>
          <table:table-cell office:value-type="float" office:value="0.000612951" calcext:value-type="float">
            <text:p>0,0006129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A12</text:p>
          </table:table-cell>
          <table:table-cell office:value-type="float" office:value="21" calcext:value-type="float">
            <text:p>21</text:p>
          </table:table-cell>
          <table:table-cell office:value-type="float" office:value="0.00219984" calcext:value-type="float">
            <text:p>0,00219984</text:p>
          </table:table-cell>
          <table:table-cell office:value-type="float" office:value="0.000609066" calcext:value-type="float">
            <text:p>0,0006090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A11</text:p>
          </table:table-cell>
          <table:table-cell office:value-type="float" office:value="21" calcext:value-type="float">
            <text:p>21</text:p>
          </table:table-cell>
          <table:table-cell office:value-type="float" office:value="0.00232106" calcext:value-type="float">
            <text:p>0,00232106</text:p>
          </table:table-cell>
          <table:table-cell office:value-type="float" office:value="0.000596197" calcext:value-type="float">
            <text:p>0,0005961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A13</text:p>
          </table:table-cell>
          <table:table-cell office:value-type="float" office:value="22" calcext:value-type="float">
            <text:p>22</text:p>
          </table:table-cell>
          <table:table-cell office:value-type="float" office:value="0.00469705" calcext:value-type="float">
            <text:p>0,00469705</text:p>
          </table:table-cell>
          <table:table-cell office:value-type="float" office:value="0.000520182" calcext:value-type="float">
            <text:p>0,000520182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12</text:p>
          </table:table-cell>
          <table:table-cell office:value-type="float" office:value="22" calcext:value-type="float">
            <text:p>22</text:p>
          </table:table-cell>
          <table:table-cell office:value-type="float" office:value="0.00230577" calcext:value-type="float">
            <text:p>0,00230577</text:p>
          </table:table-cell>
          <table:table-cell office:value-type="float" office:value="0.000571971" calcext:value-type="float">
            <text:p>0,0005719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A11</text:p>
          </table:table-cell>
          <table:table-cell office:value-type="float" office:value="22" calcext:value-type="float">
            <text:p>22</text:p>
          </table:table-cell>
          <table:table-cell office:value-type="float" office:value="0.00347259" calcext:value-type="float">
            <text:p>0,00347259</text:p>
          </table:table-cell>
          <table:table-cell office:value-type="float" office:value="0.000376993" calcext:value-type="float">
            <text:p>0,0003769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A13</text:p>
          </table:table-cell>
          <table:table-cell office:value-type="float" office:value="23" calcext:value-type="float">
            <text:p>23</text:p>
          </table:table-cell>
          <table:table-cell office:value-type="float" office:value="0.00353636" calcext:value-type="float">
            <text:p>0,00353636</text:p>
          </table:table-cell>
          <table:table-cell office:value-type="float" office:value="0.000582392" calcext:value-type="float">
            <text:p>0,0005823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A12</text:p>
          </table:table-cell>
          <table:table-cell office:value-type="float" office:value="23" calcext:value-type="float">
            <text:p>23</text:p>
          </table:table-cell>
          <table:table-cell office:value-type="float" office:value="0.00361888" calcext:value-type="float">
            <text:p>0,00361888</text:p>
          </table:table-cell>
          <table:table-cell office:value-type="float" office:value="0.000426757" calcext:value-type="float">
            <text:p>0,000426757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13</text:p>
          </table:table-cell>
          <table:table-cell office:value-type="float" office:value="24" calcext:value-type="float">
            <text:p>24</text:p>
          </table:table-cell>
          <table:table-cell office:value-type="float" office:value="0.00356142" calcext:value-type="float">
            <text:p>0,00356142</text:p>
          </table:table-cell>
          <table:table-cell office:value-type="float" office:value="0.00111856" calcext:value-type="float">
            <text:p>0,001118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28</text:p>
          </table:table-cell>
          <table:table-cell office:value-type="string" calcext:value-type="string">
            <text:p>A6</text:p>
          </table:table-cell>
          <table:table-cell office:value-type="float" office:value="34" calcext:value-type="float">
            <text:p>34</text:p>
          </table:table-cell>
          <table:table-cell office:value-type="float" office:value="0.00758002" calcext:value-type="float">
            <text:p>0,00758002</text:p>
          </table:table-cell>
          <table:table-cell office:value-type="float" office:value="0.000711764" calcext:value-type="float">
            <text:p>0,0007117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30</text:p>
          </table:table-cell>
          <table:table-cell office:value-type="string" calcext:value-type="string">
            <text:p>A6</text:p>
          </table:table-cell>
          <table:table-cell office:value-type="float" office:value="34" calcext:value-type="float">
            <text:p>34</text:p>
          </table:table-cell>
          <table:table-cell office:value-type="float" office:value="0.00984386" calcext:value-type="float">
            <text:p>0,00984386</text:p>
          </table:table-cell>
          <table:table-cell office:value-type="float" office:value="0.000817105" calcext:value-type="float">
            <text:p>0,0008171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A28</text:p>
          </table:table-cell>
          <table:table-cell office:value-type="float" office:value="34" calcext:value-type="float">
            <text:p>34</text:p>
          </table:table-cell>
          <table:table-cell office:value-type="float" office:value="0.00760471" calcext:value-type="float">
            <text:p>0,00760471</text:p>
          </table:table-cell>
          <table:table-cell office:value-type="float" office:value="0.000678257" calcext:value-type="float">
            <text:p>0,0006782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A30</text:p>
          </table:table-cell>
          <table:table-cell office:value-type="float" office:value="34" calcext:value-type="float">
            <text:p>34</text:p>
          </table:table-cell>
          <table:table-cell office:value-type="float" office:value="0.0088975" calcext:value-type="float">
            <text:p>0,0088975</text:p>
          </table:table-cell>
          <table:table-cell office:value-type="float" office:value="0.000671301" calcext:value-type="float">
            <text:p>0,0006713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28</text:p>
          </table:table-cell>
          <table:table-cell office:value-type="string" calcext:value-type="string">
            <text:p>A7</text:p>
          </table:table-cell>
          <table:table-cell office:value-type="float" office:value="35" calcext:value-type="float">
            <text:p>35</text:p>
          </table:table-cell>
          <table:table-cell office:value-type="float" office:value="0.00817234" calcext:value-type="float">
            <text:p>0,00817234</text:p>
          </table:table-cell>
          <table:table-cell office:value-type="float" office:value="0.000737778" calcext:value-type="float">
            <text:p>0,0007377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30</text:p>
          </table:table-cell>
          <table:table-cell office:value-type="string" calcext:value-type="string">
            <text:p>A7</text:p>
          </table:table-cell>
          <table:table-cell office:value-type="float" office:value="35" calcext:value-type="float">
            <text:p>35</text:p>
          </table:table-cell>
          <table:table-cell office:value-type="float" office:value="0.00903039" calcext:value-type="float">
            <text:p>0,00903039</text:p>
          </table:table-cell>
          <table:table-cell office:value-type="float" office:value="0.000802207" calcext:value-type="float">
            <text:p>0,0008022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A28</text:p>
          </table:table-cell>
          <table:table-cell office:value-type="float" office:value="35" calcext:value-type="float">
            <text:p>35</text:p>
          </table:table-cell>
          <table:table-cell office:value-type="float" office:value="0.00965781" calcext:value-type="float">
            <text:p>0,00965781</text:p>
          </table:table-cell>
          <table:table-cell office:value-type="float" office:value="0.000871869" calcext:value-type="float">
            <text:p>0,0008718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A30</text:p>
          </table:table-cell>
          <table:table-cell office:value-type="float" office:value="35" calcext:value-type="float">
            <text:p>35</text:p>
          </table:table-cell>
          <table:table-cell office:value-type="float" office:value="0.00890391" calcext:value-type="float">
            <text:p>0,00890391</text:p>
          </table:table-cell>
          <table:table-cell office:value-type="float" office:value="0.000697102" calcext:value-type="float">
            <text:p>0,000697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A28</text:p>
          </table:table-cell>
          <table:table-cell office:value-type="float" office:value="38" calcext:value-type="float">
            <text:p>38</text:p>
          </table:table-cell>
          <table:table-cell office:value-type="float" office:value="0.00973448" calcext:value-type="float">
            <text:p>0,00973448</text:p>
          </table:table-cell>
          <table:table-cell office:value-type="float" office:value="0.000908573" calcext:value-type="float">
            <text:p>0,0009085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A30</text:p>
          </table:table-cell>
          <table:table-cell office:value-type="float" office:value="38" calcext:value-type="float">
            <text:p>38</text:p>
          </table:table-cell>
          <table:table-cell office:value-type="float" office:value="0.010351" calcext:value-type="float">
            <text:p>0,010351</text:p>
          </table:table-cell>
          <table:table-cell office:value-type="float" office:value="0.00158735" calcext:value-type="float">
            <text:p>0,001587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28</text:p>
          </table:table-cell>
          <table:table-cell office:value-type="string" calcext:value-type="string">
            <text:p>A11</text:p>
          </table:table-cell>
          <table:table-cell office:value-type="float" office:value="38" calcext:value-type="float">
            <text:p>38</text:p>
          </table:table-cell>
          <table:table-cell office:value-type="float" office:value="0.00967287" calcext:value-type="float">
            <text:p>0,00967287</text:p>
          </table:table-cell>
          <table:table-cell office:value-type="float" office:value="0.000847825" calcext:value-type="float">
            <text:p>0,0008478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30</text:p>
          </table:table-cell>
          <table:table-cell office:value-type="string" calcext:value-type="string">
            <text:p>A11</text:p>
          </table:table-cell>
          <table:table-cell office:value-type="float" office:value="38" calcext:value-type="float">
            <text:p>38</text:p>
          </table:table-cell>
          <table:table-cell office:value-type="float" office:value="0.0106147" calcext:value-type="float">
            <text:p>0,0106147</text:p>
          </table:table-cell>
          <table:table-cell office:value-type="float" office:value="0.000807821" calcext:value-type="float">
            <text:p>0,0008078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A28</text:p>
          </table:table-cell>
          <table:table-cell office:value-type="float" office:value="39" calcext:value-type="float">
            <text:p>39</text:p>
          </table:table-cell>
          <table:table-cell office:value-type="float" office:value="0.0106231" calcext:value-type="float">
            <text:p>0,0106231</text:p>
          </table:table-cell>
          <table:table-cell office:value-type="float" office:value="0.000825355" calcext:value-type="float">
            <text:p>0,0008253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A30</text:p>
          </table:table-cell>
          <table:table-cell office:value-type="float" office:value="39" calcext:value-type="float">
            <text:p>39</text:p>
          </table:table-cell>
          <table:table-cell office:value-type="float" office:value="0.0166198" calcext:value-type="float">
            <text:p>0,0166198</text:p>
          </table:table-cell>
          <table:table-cell office:value-type="float" office:value="0.00247465" calcext:value-type="float">
            <text:p>0,002474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28</text:p>
          </table:table-cell>
          <table:table-cell office:value-type="string" calcext:value-type="string">
            <text:p>A12</text:p>
          </table:table-cell>
          <table:table-cell office:value-type="float" office:value="39" calcext:value-type="float">
            <text:p>39</text:p>
          </table:table-cell>
          <table:table-cell office:value-type="float" office:value="0.00977549" calcext:value-type="float">
            <text:p>0,00977549</text:p>
          </table:table-cell>
          <table:table-cell office:value-type="float" office:value="0.000823361" calcext:value-type="float">
            <text:p>0,000823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30</text:p>
          </table:table-cell>
          <table:table-cell office:value-type="string" calcext:value-type="string">
            <text:p>A12</text:p>
          </table:table-cell>
          <table:table-cell office:value-type="float" office:value="39" calcext:value-type="float">
            <text:p>39</text:p>
          </table:table-cell>
          <table:table-cell office:value-type="float" office:value="0.00990775" calcext:value-type="float">
            <text:p>0,00990775</text:p>
          </table:table-cell>
          <table:table-cell office:value-type="float" office:value="0.000719485" calcext:value-type="float">
            <text:p>0,0007194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A28</text:p>
          </table:table-cell>
          <table:table-cell office:value-type="float" office:value="40" calcext:value-type="float">
            <text:p>40</text:p>
          </table:table-cell>
          <table:table-cell office:value-type="float" office:value="0.0101458" calcext:value-type="float">
            <text:p>0,0101458</text:p>
          </table:table-cell>
          <table:table-cell office:value-type="float" office:value="0.000992656" calcext:value-type="float">
            <text:p>0,0009926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A30</text:p>
          </table:table-cell>
          <table:table-cell office:value-type="float" office:value="40" calcext:value-type="float">
            <text:p>40</text:p>
          </table:table-cell>
          <table:table-cell office:value-type="float" office:value="0.011175" calcext:value-type="float">
            <text:p>0,011175</text:p>
          </table:table-cell>
          <table:table-cell office:value-type="float" office:value="0.00215316" calcext:value-type="float">
            <text:p>0,002153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28</text:p>
          </table:table-cell>
          <table:table-cell office:value-type="string" calcext:value-type="string">
            <text:p>A13</text:p>
          </table:table-cell>
          <table:table-cell office:value-type="float" office:value="40" calcext:value-type="float">
            <text:p>40</text:p>
          </table:table-cell>
          <table:table-cell office:value-type="float" office:value="0.0106661" calcext:value-type="float">
            <text:p>0,0106661</text:p>
          </table:table-cell>
          <table:table-cell office:value-type="float" office:value="0.00139617" calcext:value-type="float">
            <text:p>0,001396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30</text:p>
          </table:table-cell>
          <table:table-cell office:value-type="string" calcext:value-type="string">
            <text:p>A13</text:p>
          </table:table-cell>
          <table:table-cell office:value-type="float" office:value="40" calcext:value-type="float">
            <text:p>40</text:p>
          </table:table-cell>
          <table:table-cell office:value-type="float" office:value="0.0101073" calcext:value-type="float">
            <text:p>0,0101073</text:p>
          </table:table-cell>
          <table:table-cell office:value-type="float" office:value="0.00129134" calcext:value-type="float">
            <text:p>0,00129134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28</text:p>
          </table:table-cell>
          <table:table-cell office:value-type="float" office:value="56" calcext:value-type="float">
            <text:p>56</text:p>
          </table:table-cell>
          <table:table-cell office:value-type="float" office:value="0.052585" calcext:value-type="float">
            <text:p>0,052585</text:p>
          </table:table-cell>
          <table:table-cell office:value-type="float" office:value="0.07929" calcext:value-type="float">
            <text:p>0,079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28</text:p>
          </table:table-cell>
          <table:table-cell office:value-type="string" calcext:value-type="string">
            <text:p>A30</text:p>
          </table:table-cell>
          <table:table-cell office:value-type="float" office:value="56" calcext:value-type="float">
            <text:p>56</text:p>
          </table:table-cell>
          <table:table-cell office:value-type="float" office:value="0.0568905" calcext:value-type="float">
            <text:p>0,0568905</text:p>
          </table:table-cell>
          <table:table-cell office:value-type="float" office:value="0.089852" calcext:value-type="float">
            <text:p>0,0898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30</text:p>
          </table:table-cell>
          <table:table-cell office:value-type="string" calcext:value-type="string">
            <text:p>A28</text:p>
          </table:table-cell>
          <table:table-cell office:value-type="float" office:value="56" calcext:value-type="float">
            <text:p>56</text:p>
          </table:table-cell>
          <table:table-cell office:value-type="float" office:value="0.0570632" calcext:value-type="float">
            <text:p>0,0570632</text:p>
          </table:table-cell>
          <table:table-cell office:value-type="float" office:value="0.0785498" calcext:value-type="float">
            <text:p>0,0785498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30</text:p>
          </table:table-cell>
          <table:table-cell office:value-type="float" office:value="56" calcext:value-type="float">
            <text:p>56</text:p>
          </table:table-cell>
          <table:table-cell office:value-type="float" office:value="0.0618145" calcext:value-type="float">
            <text:p>0,0618145</text:p>
          </table:table-cell>
          <table:table-cell office:value-type="float" office:value="0.0911742" calcext:value-type="float">
            <text:p>0,0911742</text:p>
          </table:table-cell>
          <table:table-cell table:number-columns-repeated="1019"/>
        </table:table-row>
      </table:table>
      <table:table table:name="Sheet2" table:style-name="ta1">
        <table:shapes>
          <draw:frame draw:z-index="0" draw:style-name="gr1" draw:text-style-name="P1" svg:width="15.999cm" svg:height="8.999cm" svg:x="27.684cm" svg:y="1.162cm">
            <draw:object draw:notify-on-update-of-ranges="Sheet2.C1:Sheet2.C1 Sheet2.C2:Sheet2.C50 Sheet2.D1:Sheet2.D1 Sheet2.D2:Sheet2.D50 Sheet2.E1:Sheet2.E1 Sheet2.E2:Sheet2.E5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1024" table:default-cell-style-name="Default"/>
        <table:table-row table:style-name="ro1">
          <table:table-cell office:value-type="string" calcext:value-type="string">
            <text:p>a1,</text:p>
          </table:table-cell>
          <table:table-cell office:value-type="string" calcext:value-type="string">
            <text:p>a2,</text:p>
          </table:table-cell>
          <table:table-cell office:value-type="string" calcext:value-type="string">
            <text:p>sum_states,</text:p>
          </table:table-cell>
          <table:table-cell office:value-type="string" calcext:value-type="string">
            <text:p>sim_time,</text:p>
          </table:table-cell>
          <table:table-cell office:value-type="string" calcext:value-type="string">
            <text:p>nosim_time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0053</text:p>
          </table:table-cell>
          <table:table-cell office:value-type="float" office:value="106" calcext:value-type="float">
            <text:p>106</text:p>
          </table:table-cell>
          <table:table-cell office:value-type="float" office:value="0.0324988" calcext:value-type="float">
            <text:p>0,0324988</text:p>
          </table:table-cell>
          <table:table-cell office:value-type="float" office:value="0.013021" calcext:value-type="float">
            <text:p>0,0130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3</text:p>
          </table:table-cell>
          <table:table-cell office:value-type="string" calcext:value-type="string">
            <text:p>A0054</text:p>
          </table:table-cell>
          <table:table-cell office:value-type="float" office:value="107" calcext:value-type="float">
            <text:p>107</text:p>
          </table:table-cell>
          <table:table-cell office:value-type="float" office:value="0.0358049" calcext:value-type="float">
            <text:p>0,0358049</text:p>
          </table:table-cell>
          <table:table-cell office:value-type="float" office:value="0.00411807" calcext:value-type="float">
            <text:p>0,004118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4</text:p>
          </table:table-cell>
          <table:table-cell office:value-type="string" calcext:value-type="string">
            <text:p>A0053</text:p>
          </table:table-cell>
          <table:table-cell office:value-type="float" office:value="107" calcext:value-type="float">
            <text:p>107</text:p>
          </table:table-cell>
          <table:table-cell office:value-type="float" office:value="0.0354367" calcext:value-type="float">
            <text:p>0,0354367</text:p>
          </table:table-cell>
          <table:table-cell office:value-type="float" office:value="0.00277886" calcext:value-type="float">
            <text:p>0,002778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3</text:p>
          </table:table-cell>
          <table:table-cell office:value-type="string" calcext:value-type="string">
            <text:p>A0055</text:p>
          </table:table-cell>
          <table:table-cell office:value-type="float" office:value="108" calcext:value-type="float">
            <text:p>108</text:p>
          </table:table-cell>
          <table:table-cell office:value-type="float" office:value="0.0303837" calcext:value-type="float">
            <text:p>0,0303837</text:p>
          </table:table-cell>
          <table:table-cell office:value-type="float" office:value="0.0115576" calcext:value-type="float">
            <text:p>0,0115576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0054</text:p>
          </table:table-cell>
          <table:table-cell office:value-type="float" office:value="108" calcext:value-type="float">
            <text:p>108</text:p>
          </table:table-cell>
          <table:table-cell office:value-type="float" office:value="0.0418554" calcext:value-type="float">
            <text:p>0,0418554</text:p>
          </table:table-cell>
          <table:table-cell office:value-type="float" office:value="0.0296254" calcext:value-type="float">
            <text:p>0,02962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5</text:p>
          </table:table-cell>
          <table:table-cell office:value-type="string" calcext:value-type="string">
            <text:p>A0053</text:p>
          </table:table-cell>
          <table:table-cell office:value-type="float" office:value="108" calcext:value-type="float">
            <text:p>108</text:p>
          </table:table-cell>
          <table:table-cell office:value-type="float" office:value="0.0348336" calcext:value-type="float">
            <text:p>0,0348336</text:p>
          </table:table-cell>
          <table:table-cell office:value-type="float" office:value="0.00356111" calcext:value-type="float">
            <text:p>0,00356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3</text:p>
          </table:table-cell>
          <table:table-cell office:value-type="string" calcext:value-type="string">
            <text:p>A0056</text:p>
          </table:table-cell>
          <table:table-cell office:value-type="float" office:value="109" calcext:value-type="float">
            <text:p>109</text:p>
          </table:table-cell>
          <table:table-cell office:value-type="float" office:value="0.0339007" calcext:value-type="float">
            <text:p>0,0339007</text:p>
          </table:table-cell>
          <table:table-cell office:value-type="float" office:value="0.00700412" calcext:value-type="float">
            <text:p>0,007004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4</text:p>
          </table:table-cell>
          <table:table-cell office:value-type="string" calcext:value-type="string">
            <text:p>A0055</text:p>
          </table:table-cell>
          <table:table-cell office:value-type="float" office:value="109" calcext:value-type="float">
            <text:p>109</text:p>
          </table:table-cell>
          <table:table-cell office:value-type="float" office:value="0.0381969" calcext:value-type="float">
            <text:p>0,0381969</text:p>
          </table:table-cell>
          <table:table-cell office:value-type="float" office:value="0.00297628" calcext:value-type="float">
            <text:p>0,002976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5</text:p>
          </table:table-cell>
          <table:table-cell office:value-type="string" calcext:value-type="string">
            <text:p>A0054</text:p>
          </table:table-cell>
          <table:table-cell office:value-type="float" office:value="109" calcext:value-type="float">
            <text:p>109</text:p>
          </table:table-cell>
          <table:table-cell office:value-type="float" office:value="0.041143" calcext:value-type="float">
            <text:p>0,041143</text:p>
          </table:table-cell>
          <table:table-cell office:value-type="float" office:value="0.00393171" calcext:value-type="float">
            <text:p>0,003931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6</text:p>
          </table:table-cell>
          <table:table-cell office:value-type="string" calcext:value-type="string">
            <text:p>A0053</text:p>
          </table:table-cell>
          <table:table-cell office:value-type="float" office:value="109" calcext:value-type="float">
            <text:p>109</text:p>
          </table:table-cell>
          <table:table-cell office:value-type="float" office:value="0.038843" calcext:value-type="float">
            <text:p>0,038843</text:p>
          </table:table-cell>
          <table:table-cell office:value-type="float" office:value="0.00289807" calcext:value-type="float">
            <text:p>0,002898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3</text:p>
          </table:table-cell>
          <table:table-cell office:value-type="string" calcext:value-type="string">
            <text:p>A0057</text:p>
          </table:table-cell>
          <table:table-cell office:value-type="float" office:value="110" calcext:value-type="float">
            <text:p>110</text:p>
          </table:table-cell>
          <table:table-cell office:value-type="float" office:value="0.0407295" calcext:value-type="float">
            <text:p>0,0407295</text:p>
          </table:table-cell>
          <table:table-cell office:value-type="float" office:value="0.00636789" calcext:value-type="float">
            <text:p>0,006367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4</text:p>
          </table:table-cell>
          <table:table-cell office:value-type="string" calcext:value-type="string">
            <text:p>A0056</text:p>
          </table:table-cell>
          <table:table-cell office:value-type="float" office:value="110" calcext:value-type="float">
            <text:p>110</text:p>
          </table:table-cell>
          <table:table-cell office:value-type="float" office:value="0.0436976" calcext:value-type="float">
            <text:p>0,0436976</text:p>
          </table:table-cell>
          <table:table-cell office:value-type="float" office:value="0.00354354" calcext:value-type="float">
            <text:p>0,00354354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0055</text:p>
          </table:table-cell>
          <table:table-cell office:value-type="float" office:value="110" calcext:value-type="float">
            <text:p>110</text:p>
          </table:table-cell>
          <table:table-cell office:value-type="float" office:value="0.0369814" calcext:value-type="float">
            <text:p>0,0369814</text:p>
          </table:table-cell>
          <table:table-cell office:value-type="float" office:value="0.0132644" calcext:value-type="float">
            <text:p>0,01326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6</text:p>
          </table:table-cell>
          <table:table-cell office:value-type="string" calcext:value-type="string">
            <text:p>A0054</text:p>
          </table:table-cell>
          <table:table-cell office:value-type="float" office:value="110" calcext:value-type="float">
            <text:p>110</text:p>
          </table:table-cell>
          <table:table-cell office:value-type="float" office:value="0.0500505" calcext:value-type="float">
            <text:p>0,0500505</text:p>
          </table:table-cell>
          <table:table-cell office:value-type="float" office:value="0.00315545" calcext:value-type="float">
            <text:p>0,003155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7</text:p>
          </table:table-cell>
          <table:table-cell office:value-type="string" calcext:value-type="string">
            <text:p>A0053</text:p>
          </table:table-cell>
          <table:table-cell office:value-type="float" office:value="110" calcext:value-type="float">
            <text:p>110</text:p>
          </table:table-cell>
          <table:table-cell office:value-type="float" office:value="0.0424915" calcext:value-type="float">
            <text:p>0,0424915</text:p>
          </table:table-cell>
          <table:table-cell office:value-type="float" office:value="0.002813" calcext:value-type="float">
            <text:p>0,0028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3</text:p>
          </table:table-cell>
          <table:table-cell office:value-type="string" calcext:value-type="string">
            <text:p>A0058</text:p>
          </table:table-cell>
          <table:table-cell office:value-type="float" office:value="111" calcext:value-type="float">
            <text:p>111</text:p>
          </table:table-cell>
          <table:table-cell office:value-type="float" office:value="0.0405707" calcext:value-type="float">
            <text:p>0,0405707</text:p>
          </table:table-cell>
          <table:table-cell office:value-type="float" office:value="0.00778288" calcext:value-type="float">
            <text:p>0,007782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4</text:p>
          </table:table-cell>
          <table:table-cell office:value-type="string" calcext:value-type="string">
            <text:p>A0057</text:p>
          </table:table-cell>
          <table:table-cell office:value-type="float" office:value="111" calcext:value-type="float">
            <text:p>111</text:p>
          </table:table-cell>
          <table:table-cell office:value-type="float" office:value="0.0438233" calcext:value-type="float">
            <text:p>0,0438233</text:p>
          </table:table-cell>
          <table:table-cell office:value-type="float" office:value="0.00297777" calcext:value-type="float">
            <text:p>0,002977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5</text:p>
          </table:table-cell>
          <table:table-cell office:value-type="string" calcext:value-type="string">
            <text:p>A0056</text:p>
          </table:table-cell>
          <table:table-cell office:value-type="float" office:value="111" calcext:value-type="float">
            <text:p>111</text:p>
          </table:table-cell>
          <table:table-cell office:value-type="float" office:value="0.045281" calcext:value-type="float">
            <text:p>0,045281</text:p>
          </table:table-cell>
          <table:table-cell office:value-type="float" office:value="0.00382476" calcext:value-type="float">
            <text:p>0,003824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6</text:p>
          </table:table-cell>
          <table:table-cell office:value-type="string" calcext:value-type="string">
            <text:p>A0055</text:p>
          </table:table-cell>
          <table:table-cell office:value-type="float" office:value="111" calcext:value-type="float">
            <text:p>111</text:p>
          </table:table-cell>
          <table:table-cell office:value-type="float" office:value="0.0408717" calcext:value-type="float">
            <text:p>0,0408717</text:p>
          </table:table-cell>
          <table:table-cell office:value-type="float" office:value="0.00331218" calcext:value-type="float">
            <text:p>0,003312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7</text:p>
          </table:table-cell>
          <table:table-cell office:value-type="string" calcext:value-type="string">
            <text:p>A0054</text:p>
          </table:table-cell>
          <table:table-cell office:value-type="float" office:value="111" calcext:value-type="float">
            <text:p>111</text:p>
          </table:table-cell>
          <table:table-cell office:value-type="float" office:value="0.0497166" calcext:value-type="float">
            <text:p>0,0497166</text:p>
          </table:table-cell>
          <table:table-cell office:value-type="float" office:value="0.00282003" calcext:value-type="float">
            <text:p>0,002820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8</text:p>
          </table:table-cell>
          <table:table-cell office:value-type="string" calcext:value-type="string">
            <text:p>A0053</text:p>
          </table:table-cell>
          <table:table-cell office:value-type="float" office:value="111" calcext:value-type="float">
            <text:p>111</text:p>
          </table:table-cell>
          <table:table-cell office:value-type="float" office:value="0.0422639" calcext:value-type="float">
            <text:p>0,0422639</text:p>
          </table:table-cell>
          <table:table-cell office:value-type="float" office:value="0.00285459" calcext:value-type="float">
            <text:p>0,002854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3</text:p>
          </table:table-cell>
          <table:table-cell office:value-type="string" calcext:value-type="string">
            <text:p>A0059</text:p>
          </table:table-cell>
          <table:table-cell office:value-type="float" office:value="112" calcext:value-type="float">
            <text:p>112</text:p>
          </table:table-cell>
          <table:table-cell office:value-type="float" office:value="0.0419731" calcext:value-type="float">
            <text:p>0,0419731</text:p>
          </table:table-cell>
          <table:table-cell office:value-type="float" office:value="0.00745405" calcext:value-type="float">
            <text:p>0,007454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4</text:p>
          </table:table-cell>
          <table:table-cell office:value-type="string" calcext:value-type="string">
            <text:p>A0058</text:p>
          </table:table-cell>
          <table:table-cell office:value-type="float" office:value="112" calcext:value-type="float">
            <text:p>112</text:p>
          </table:table-cell>
          <table:table-cell office:value-type="float" office:value="0.0465378" calcext:value-type="float">
            <text:p>0,0465378</text:p>
          </table:table-cell>
          <table:table-cell office:value-type="float" office:value="0.00310375" calcext:value-type="float">
            <text:p>0,003103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5</text:p>
          </table:table-cell>
          <table:table-cell office:value-type="string" calcext:value-type="string">
            <text:p>A0057</text:p>
          </table:table-cell>
          <table:table-cell office:value-type="float" office:value="112" calcext:value-type="float">
            <text:p>112</text:p>
          </table:table-cell>
          <table:table-cell office:value-type="float" office:value="0.0409419" calcext:value-type="float">
            <text:p>0,0409419</text:p>
          </table:table-cell>
          <table:table-cell office:value-type="float" office:value="0.00346704" calcext:value-type="float">
            <text:p>0,00346704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0056</text:p>
          </table:table-cell>
          <table:table-cell office:value-type="float" office:value="112" calcext:value-type="float">
            <text:p>112</text:p>
          </table:table-cell>
          <table:table-cell office:value-type="float" office:value="1.42275" calcext:value-type="float">
            <text:p>1,42275</text:p>
          </table:table-cell>
          <table:table-cell office:value-type="float" office:value="44.8508" calcext:value-type="float">
            <text:p>44,85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7</text:p>
          </table:table-cell>
          <table:table-cell office:value-type="string" calcext:value-type="string">
            <text:p>A0055</text:p>
          </table:table-cell>
          <table:table-cell office:value-type="float" office:value="112" calcext:value-type="float">
            <text:p>112</text:p>
          </table:table-cell>
          <table:table-cell office:value-type="float" office:value="0.0458213" calcext:value-type="float">
            <text:p>0,0458213</text:p>
          </table:table-cell>
          <table:table-cell office:value-type="float" office:value="0.00439682" calcext:value-type="float">
            <text:p>0,004396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8</text:p>
          </table:table-cell>
          <table:table-cell office:value-type="string" calcext:value-type="string">
            <text:p>A0054</text:p>
          </table:table-cell>
          <table:table-cell office:value-type="float" office:value="112" calcext:value-type="float">
            <text:p>112</text:p>
          </table:table-cell>
          <table:table-cell office:value-type="float" office:value="0.0442151" calcext:value-type="float">
            <text:p>0,0442151</text:p>
          </table:table-cell>
          <table:table-cell office:value-type="float" office:value="0.00299363" calcext:value-type="float">
            <text:p>0,002993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9</text:p>
          </table:table-cell>
          <table:table-cell office:value-type="string" calcext:value-type="string">
            <text:p>A0053</text:p>
          </table:table-cell>
          <table:table-cell office:value-type="float" office:value="112" calcext:value-type="float">
            <text:p>112</text:p>
          </table:table-cell>
          <table:table-cell office:value-type="float" office:value="0.0461254" calcext:value-type="float">
            <text:p>0,0461254</text:p>
          </table:table-cell>
          <table:table-cell office:value-type="float" office:value="0.00317325" calcext:value-type="float">
            <text:p>0,003173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4</text:p>
          </table:table-cell>
          <table:table-cell office:value-type="string" calcext:value-type="string">
            <text:p>A0059</text:p>
          </table:table-cell>
          <table:table-cell office:value-type="float" office:value="113" calcext:value-type="float">
            <text:p>113</text:p>
          </table:table-cell>
          <table:table-cell office:value-type="float" office:value="0.0474411" calcext:value-type="float">
            <text:p>0,0474411</text:p>
          </table:table-cell>
          <table:table-cell office:value-type="float" office:value="0.00328051" calcext:value-type="float">
            <text:p>0,003280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5</text:p>
          </table:table-cell>
          <table:table-cell office:value-type="string" calcext:value-type="string">
            <text:p>A0058</text:p>
          </table:table-cell>
          <table:table-cell office:value-type="float" office:value="113" calcext:value-type="float">
            <text:p>113</text:p>
          </table:table-cell>
          <table:table-cell office:value-type="float" office:value="0.044407" calcext:value-type="float">
            <text:p>0,044407</text:p>
          </table:table-cell>
          <table:table-cell office:value-type="float" office:value="0.00302669" calcext:value-type="float">
            <text:p>0,003026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6</text:p>
          </table:table-cell>
          <table:table-cell office:value-type="string" calcext:value-type="string">
            <text:p>A0057</text:p>
          </table:table-cell>
          <table:table-cell office:value-type="float" office:value="113" calcext:value-type="float">
            <text:p>113</text:p>
          </table:table-cell>
          <table:table-cell office:value-type="float" office:value="1.3624" calcext:value-type="float">
            <text:p>1,3624</text:p>
          </table:table-cell>
          <table:table-cell office:value-type="float" office:value="218.423" calcext:value-type="float">
            <text:p>218,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7</text:p>
          </table:table-cell>
          <table:table-cell office:value-type="string" calcext:value-type="string">
            <text:p>A0056</text:p>
          </table:table-cell>
          <table:table-cell office:value-type="float" office:value="113" calcext:value-type="float">
            <text:p>113</text:p>
          </table:table-cell>
          <table:table-cell office:value-type="float" office:value="1.34526" calcext:value-type="float">
            <text:p>1,34526</text:p>
          </table:table-cell>
          <table:table-cell office:value-type="float" office:value="0.00410575" calcext:value-type="float">
            <text:p>0,004105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8</text:p>
          </table:table-cell>
          <table:table-cell office:value-type="string" calcext:value-type="string">
            <text:p>A0055</text:p>
          </table:table-cell>
          <table:table-cell office:value-type="float" office:value="113" calcext:value-type="float">
            <text:p>113</text:p>
          </table:table-cell>
          <table:table-cell office:value-type="float" office:value="0.0426444" calcext:value-type="float">
            <text:p>0,0426444</text:p>
          </table:table-cell>
          <table:table-cell office:value-type="float" office:value="0.00292029" calcext:value-type="float">
            <text:p>0,002920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9</text:p>
          </table:table-cell>
          <table:table-cell office:value-type="string" calcext:value-type="string">
            <text:p>A0054</text:p>
          </table:table-cell>
          <table:table-cell office:value-type="float" office:value="113" calcext:value-type="float">
            <text:p>113</text:p>
          </table:table-cell>
          <table:table-cell office:value-type="float" office:value="0.0469433" calcext:value-type="float">
            <text:p>0,0469433</text:p>
          </table:table-cell>
          <table:table-cell office:value-type="float" office:value="0.00294353" calcext:value-type="float">
            <text:p>0,002943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5</text:p>
          </table:table-cell>
          <table:table-cell office:value-type="string" calcext:value-type="string">
            <text:p>A0059</text:p>
          </table:table-cell>
          <table:table-cell office:value-type="float" office:value="114" calcext:value-type="float">
            <text:p>114</text:p>
          </table:table-cell>
          <table:table-cell office:value-type="float" office:value="0.0441047" calcext:value-type="float">
            <text:p>0,0441047</text:p>
          </table:table-cell>
          <table:table-cell office:value-type="float" office:value="0.00307813" calcext:value-type="float">
            <text:p>0,003078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6</text:p>
          </table:table-cell>
          <table:table-cell office:value-type="string" calcext:value-type="string">
            <text:p>A0058</text:p>
          </table:table-cell>
          <table:table-cell office:value-type="float" office:value="114" calcext:value-type="float">
            <text:p>114</text:p>
          </table:table-cell>
          <table:table-cell office:value-type="float" office:value="0.0581779" calcext:value-type="float">
            <text:p>0,0581779</text:p>
          </table:table-cell>
          <table:table-cell office:value-type="float" office:value="26.7862" calcext:value-type="float">
            <text:p>26,7862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0057</text:p>
          </table:table-cell>
          <table:table-cell office:value-type="float" office:value="114" calcext:value-type="float">
            <text:p>114</text:p>
          </table:table-cell>
          <table:table-cell office:value-type="float" office:value="0.0546615" calcext:value-type="float">
            <text:p>0,0546615</text:p>
          </table:table-cell>
          <table:table-cell office:value-type="float" office:value="237.047" calcext:value-type="float">
            <text:p>237,0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8</text:p>
          </table:table-cell>
          <table:table-cell office:value-type="string" calcext:value-type="string">
            <text:p>A0056</text:p>
          </table:table-cell>
          <table:table-cell office:value-type="float" office:value="114" calcext:value-type="float">
            <text:p>114</text:p>
          </table:table-cell>
          <table:table-cell office:value-type="float" office:value="0.0461099" calcext:value-type="float">
            <text:p>0,0461099</text:p>
          </table:table-cell>
          <table:table-cell office:value-type="float" office:value="29.4882" calcext:value-type="float">
            <text:p>29,48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9</text:p>
          </table:table-cell>
          <table:table-cell office:value-type="string" calcext:value-type="string">
            <text:p>A0055</text:p>
          </table:table-cell>
          <table:table-cell office:value-type="float" office:value="114" calcext:value-type="float">
            <text:p>114</text:p>
          </table:table-cell>
          <table:table-cell office:value-type="float" office:value="0.0435954" calcext:value-type="float">
            <text:p>0,0435954</text:p>
          </table:table-cell>
          <table:table-cell office:value-type="float" office:value="0.00431901" calcext:value-type="float">
            <text:p>0,004319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6</text:p>
          </table:table-cell>
          <table:table-cell office:value-type="string" calcext:value-type="string">
            <text:p>A0059</text:p>
          </table:table-cell>
          <table:table-cell office:value-type="float" office:value="115" calcext:value-type="float">
            <text:p>115</text:p>
          </table:table-cell>
          <table:table-cell office:value-type="float" office:value="1.48298" calcext:value-type="float">
            <text:p>1,48298</text:p>
          </table:table-cell>
          <table:table-cell office:value-type="float" office:value="228.109" calcext:value-type="float">
            <text:p>228,1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7</text:p>
          </table:table-cell>
          <table:table-cell office:value-type="string" calcext:value-type="string">
            <text:p>A0058</text:p>
          </table:table-cell>
          <table:table-cell office:value-type="float" office:value="115" calcext:value-type="float">
            <text:p>115</text:p>
          </table:table-cell>
          <table:table-cell office:value-type="float" office:value="1.39729" calcext:value-type="float">
            <text:p>1,39729</text:p>
          </table:table-cell>
          <table:table-cell office:value-type="float" office:value="27.9776" calcext:value-type="float">
            <text:p>27,97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8</text:p>
          </table:table-cell>
          <table:table-cell office:value-type="string" calcext:value-type="string">
            <text:p>A0057</text:p>
          </table:table-cell>
          <table:table-cell office:value-type="float" office:value="115" calcext:value-type="float">
            <text:p>115</text:p>
          </table:table-cell>
          <table:table-cell office:value-type="float" office:value="0.0578603" calcext:value-type="float">
            <text:p>0,0578603</text:p>
          </table:table-cell>
          <table:table-cell office:value-type="float" office:value="112.694" calcext:value-type="float">
            <text:p>112,6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9</text:p>
          </table:table-cell>
          <table:table-cell office:value-type="string" calcext:value-type="string">
            <text:p>A0056</text:p>
          </table:table-cell>
          <table:table-cell office:value-type="float" office:value="115" calcext:value-type="float">
            <text:p>115</text:p>
          </table:table-cell>
          <table:table-cell office:value-type="float" office:value="0.0624123" calcext:value-type="float">
            <text:p>0,0624123</text:p>
          </table:table-cell>
          <table:table-cell office:value-type="float" office:value="0.0035505" calcext:value-type="float">
            <text:p>0,00355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7</text:p>
          </table:table-cell>
          <table:table-cell office:value-type="string" calcext:value-type="string">
            <text:p>A0059</text:p>
          </table:table-cell>
          <table:table-cell office:value-type="float" office:value="116" calcext:value-type="float">
            <text:p>116</text:p>
          </table:table-cell>
          <table:table-cell office:value-type="float" office:value="0.0510451" calcext:value-type="float">
            <text:p>0,0510451</text:p>
          </table:table-cell>
          <table:table-cell office:value-type="float" office:value="248.164" calcext:value-type="float">
            <text:p>248,164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0058</text:p>
          </table:table-cell>
          <table:table-cell office:value-type="float" office:value="116" calcext:value-type="float">
            <text:p>116</text:p>
          </table:table-cell>
          <table:table-cell office:value-type="float" office:value="1.45155" calcext:value-type="float">
            <text:p>1,45155</text:p>
          </table:table-cell>
          <table:table-cell office:value-type="float" office:value="25.9771" calcext:value-type="float">
            <text:p>25,97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9</text:p>
          </table:table-cell>
          <table:table-cell office:value-type="string" calcext:value-type="string">
            <text:p>A0057</text:p>
          </table:table-cell>
          <table:table-cell office:value-type="float" office:value="116" calcext:value-type="float">
            <text:p>116</text:p>
          </table:table-cell>
          <table:table-cell office:value-type="float" office:value="0.0499539" calcext:value-type="float">
            <text:p>0,0499539</text:p>
          </table:table-cell>
          <table:table-cell office:value-type="float" office:value="0.00431348" calcext:value-type="float">
            <text:p>0,004313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8</text:p>
          </table:table-cell>
          <table:table-cell office:value-type="string" calcext:value-type="string">
            <text:p>A0059</text:p>
          </table:table-cell>
          <table:table-cell office:value-type="float" office:value="117" calcext:value-type="float">
            <text:p>117</text:p>
          </table:table-cell>
          <table:table-cell office:value-type="float" office:value="1.3748" calcext:value-type="float">
            <text:p>1,3748</text:p>
          </table:table-cell>
          <table:table-cell office:value-type="float" office:value="228.246" calcext:value-type="float">
            <text:p>228,2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9</text:p>
          </table:table-cell>
          <table:table-cell office:value-type="string" calcext:value-type="string">
            <text:p>A0058</text:p>
          </table:table-cell>
          <table:table-cell office:value-type="float" office:value="117" calcext:value-type="float">
            <text:p>117</text:p>
          </table:table-cell>
          <table:table-cell office:value-type="float" office:value="0.0647863" calcext:value-type="float">
            <text:p>0,0647863</text:p>
          </table:table-cell>
          <table:table-cell office:value-type="float" office:value="0.00930685" calcext:value-type="float">
            <text:p>0,00930685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0059</text:p>
          </table:table-cell>
          <table:table-cell office:value-type="float" office:value="118" calcext:value-type="float">
            <text:p>118</text:p>
          </table:table-cell>
          <table:table-cell office:value-type="float" office:value="1.40203" calcext:value-type="float">
            <text:p>1,40203</text:p>
          </table:table-cell>
          <table:table-cell office:value-type="float" office:value="250.878" calcext:value-type="float">
            <text:p>250,878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4T20:39:13.401668247</meta:creation-date>
    <dc:date>2014-12-04T21:55:03.055249055</dc:date>
    <meta:editing-duration>PT30M29S</meta:editing-duration>
    <meta:editing-cycles>1</meta:editing-cycles>
    <meta:document-statistic meta:table-count="2" meta:cell-count="500" meta:object-count="2"/>
    <meta:generator>LibreOffice/4.2.7.2$Linux_X86_64 LibreOffice_project/4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83cm" svg:y="3.952cm" style:legend-expansion="high" chart:style-name="ch2"/>
        <chart:plot-area chart:style-name="ch3" table:cell-range-address="Sheet1.C1:Sheet1.E50" chart:data-source-has-labels="both" svg:x="0.32cm" svg:y="0.18cm" svg:width="12.243cm" svg:height="8.64cm">
          <chartooo:coordinate-region svg:x="1.603cm" svg:y="0.379cm" svg:width="10.773cm" svg:height="7.396cm"/>
          <chart:axis chart:dimension="x" chart:name="primary-x" chart:style-name="ch4" chartooo:axis-type="auto">
            <chartooo:date-scale/>
            <chart:categories table:cell-range-address="Sheet1.C2:Sheet1.C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50" chart:label-cell-address="Sheet1.D1:Sheet1.D1" chart:class="chart:line">
            <chart:data-point chart:repeated="49"/>
          </chart:series>
          <chart:series chart:style-name="ch8" chart:values-cell-range-address="Sheet1.E2:Sheet1.E50" chart:label-cell-address="Sheet1.E1:Sheet1.E1" chart:class="chart:line">
            <chart:data-point chart:repeated="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_time,</text:p>
                <draw:g>
                  <svg:desc>Sheet1.D1:Sheet1.D1</svg:desc>
                </draw:g>
              </table:table-cell>
              <table:table-cell office:value-type="string">
                <text:p>nosim_time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0</text:p>
                <draw:g>
                  <svg:desc>Sheet1.C2:Sheet1.C50</svg:desc>
                </draw:g>
              </table:table-cell>
              <table:table-cell office:value-type="float" office:value="0.000722554">
                <text:p>0.000722554</text:p>
                <draw:g>
                  <svg:desc>Sheet1.D2:Sheet1.D50</svg:desc>
                </draw:g>
              </table:table-cell>
              <table:table-cell office:value-type="float" office:value="0.00034564">
                <text:p>0.00034564</text:p>
                <draw:g>
                  <svg:desc>Sheet1.E2:Sheet1.E50</svg:desc>
                </draw:g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0085416">
                <text:p>0.00085416</text:p>
              </table:table-cell>
              <table:table-cell office:value-type="float" office:value="0.000303463">
                <text:p>0.00030346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0104581">
                <text:p>0.00104581</text:p>
              </table:table-cell>
              <table:table-cell office:value-type="float" office:value="0.000336943">
                <text:p>0.00033694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0071385">
                <text:p>0.00071385</text:p>
              </table:table-cell>
              <table:table-cell office:value-type="float" office:value="0.000432218">
                <text:p>0.00043221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161805">
                <text:p>0.00161805</text:p>
              </table:table-cell>
              <table:table-cell office:value-type="float" office:value="0.00024298">
                <text:p>0.0002429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175651">
                <text:p>0.00175651</text:p>
              </table:table-cell>
              <table:table-cell office:value-type="float" office:value="0.000333037">
                <text:p>0.00033303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211779">
                <text:p>0.00211779</text:p>
              </table:table-cell>
              <table:table-cell office:value-type="float" office:value="0.000248214">
                <text:p>0.00024821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184164">
                <text:p>0.00184164</text:p>
              </table:table-cell>
              <table:table-cell office:value-type="float" office:value="0.0003644">
                <text:p>0.000364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185687">
                <text:p>0.00185687</text:p>
              </table:table-cell>
              <table:table-cell office:value-type="float" office:value="0.000230782">
                <text:p>0.00023078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190594">
                <text:p>0.00190594</text:p>
              </table:table-cell>
              <table:table-cell office:value-type="float" office:value="0.00029582">
                <text:p>0.0002958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0185665">
                <text:p>0.00185665</text:p>
              </table:table-cell>
              <table:table-cell office:value-type="float" office:value="0.000362466">
                <text:p>0.00036246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033337">
                <text:p>0.0033337</text:p>
              </table:table-cell>
              <table:table-cell office:value-type="float" office:value="0.000302576">
                <text:p>0.00030257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0242401">
                <text:p>0.00242401</text:p>
              </table:table-cell>
              <table:table-cell office:value-type="float" office:value="0.000397652">
                <text:p>0.00039765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0194609">
                <text:p>0.00194609</text:p>
              </table:table-cell>
              <table:table-cell office:value-type="float" office:value="0.000233021">
                <text:p>0.00023302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0317204">
                <text:p>0.00317204</text:p>
              </table:table-cell>
              <table:table-cell office:value-type="float" office:value="0.000312182">
                <text:p>0.00031218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027279">
                <text:p>0.0027279</text:p>
              </table:table-cell>
              <table:table-cell office:value-type="float" office:value="0.000296338">
                <text:p>0.00029633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20835">
                <text:p>0.0020835</text:p>
              </table:table-cell>
              <table:table-cell office:value-type="float" office:value="0.000612951">
                <text:p>0.00061295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0219984">
                <text:p>0.00219984</text:p>
              </table:table-cell>
              <table:table-cell office:value-type="float" office:value="0.000609066">
                <text:p>0.00060906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0232106">
                <text:p>0.00232106</text:p>
              </table:table-cell>
              <table:table-cell office:value-type="float" office:value="0.000596197">
                <text:p>0.00059619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0469705">
                <text:p>0.00469705</text:p>
              </table:table-cell>
              <table:table-cell office:value-type="float" office:value="0.000520182">
                <text:p>0.00052018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0230577">
                <text:p>0.00230577</text:p>
              </table:table-cell>
              <table:table-cell office:value-type="float" office:value="0.000571971">
                <text:p>0.00057197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0347259">
                <text:p>0.00347259</text:p>
              </table:table-cell>
              <table:table-cell office:value-type="float" office:value="0.000376993">
                <text:p>0.00037699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0353636">
                <text:p>0.00353636</text:p>
              </table:table-cell>
              <table:table-cell office:value-type="float" office:value="0.000582392">
                <text:p>0.00058239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0361888">
                <text:p>0.00361888</text:p>
              </table:table-cell>
              <table:table-cell office:value-type="float" office:value="0.000426757">
                <text:p>0.00042675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0356142">
                <text:p>0.00356142</text:p>
              </table:table-cell>
              <table:table-cell office:value-type="float" office:value="0.00111856">
                <text:p>0.0011185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00758002">
                <text:p>0.00758002</text:p>
              </table:table-cell>
              <table:table-cell office:value-type="float" office:value="0.000711764">
                <text:p>0.00071176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00984386">
                <text:p>0.00984386</text:p>
              </table:table-cell>
              <table:table-cell office:value-type="float" office:value="0.000817105">
                <text:p>0.000817105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00760471">
                <text:p>0.00760471</text:p>
              </table:table-cell>
              <table:table-cell office:value-type="float" office:value="0.000678257">
                <text:p>0.00067825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0088975">
                <text:p>0.0088975</text:p>
              </table:table-cell>
              <table:table-cell office:value-type="float" office:value="0.000671301">
                <text:p>0.00067130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00817234">
                <text:p>0.00817234</text:p>
              </table:table-cell>
              <table:table-cell office:value-type="float" office:value="0.000737778">
                <text:p>0.00073777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00903039">
                <text:p>0.00903039</text:p>
              </table:table-cell>
              <table:table-cell office:value-type="float" office:value="0.000802207">
                <text:p>0.00080220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00965781">
                <text:p>0.00965781</text:p>
              </table:table-cell>
              <table:table-cell office:value-type="float" office:value="0.000871869">
                <text:p>0.00087186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00890391">
                <text:p>0.00890391</text:p>
              </table:table-cell>
              <table:table-cell office:value-type="float" office:value="0.000697102">
                <text:p>0.0006971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00973448">
                <text:p>0.00973448</text:p>
              </table:table-cell>
              <table:table-cell office:value-type="float" office:value="0.000908573">
                <text:p>0.00090857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010351">
                <text:p>0.010351</text:p>
              </table:table-cell>
              <table:table-cell office:value-type="float" office:value="0.00158735">
                <text:p>0.0015873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00967287">
                <text:p>0.00967287</text:p>
              </table:table-cell>
              <table:table-cell office:value-type="float" office:value="0.000847825">
                <text:p>0.00084782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0106147">
                <text:p>0.0106147</text:p>
              </table:table-cell>
              <table:table-cell office:value-type="float" office:value="0.000807821">
                <text:p>0.00080782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0106231">
                <text:p>0.0106231</text:p>
              </table:table-cell>
              <table:table-cell office:value-type="float" office:value="0.000825355">
                <text:p>0.00082535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0166198">
                <text:p>0.0166198</text:p>
              </table:table-cell>
              <table:table-cell office:value-type="float" office:value="0.00247465">
                <text:p>0.0024746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00977549">
                <text:p>0.00977549</text:p>
              </table:table-cell>
              <table:table-cell office:value-type="float" office:value="0.000823361">
                <text:p>0.00082336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00990775">
                <text:p>0.00990775</text:p>
              </table:table-cell>
              <table:table-cell office:value-type="float" office:value="0.000719485">
                <text:p>0.00071948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101458">
                <text:p>0.0101458</text:p>
              </table:table-cell>
              <table:table-cell office:value-type="float" office:value="0.000992656">
                <text:p>0.00099265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11175">
                <text:p>0.011175</text:p>
              </table:table-cell>
              <table:table-cell office:value-type="float" office:value="0.00215316">
                <text:p>0.0021531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106661">
                <text:p>0.0106661</text:p>
              </table:table-cell>
              <table:table-cell office:value-type="float" office:value="0.00139617">
                <text:p>0.0013961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101073">
                <text:p>0.0101073</text:p>
              </table:table-cell>
              <table:table-cell office:value-type="float" office:value="0.00129134">
                <text:p>0.00129134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052585">
                <text:p>0.052585</text:p>
              </table:table-cell>
              <table:table-cell office:value-type="float" office:value="0.07929">
                <text:p>0.07929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0568905">
                <text:p>0.0568905</text:p>
              </table:table-cell>
              <table:table-cell office:value-type="float" office:value="0.089852">
                <text:p>0.08985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0570632">
                <text:p>0.0570632</text:p>
              </table:table-cell>
              <table:table-cell office:value-type="float" office:value="0.0785498">
                <text:p>0.078549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0618145">
                <text:p>0.0618145</text:p>
              </table:table-cell>
              <table:table-cell office:value-type="float" office:value="0.0911742">
                <text:p>0.09117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83cm" svg:y="3.952cm" style:legend-expansion="high" chart:style-name="ch2"/>
        <chart:plot-area chart:style-name="ch3" table:cell-range-address="Sheet2.C1:Sheet2.E50" chart:data-source-has-labels="both" svg:x="0.32cm" svg:y="0.18cm" svg:width="12.243cm" svg:height="8.64cm">
          <chartooo:coordinate-region svg:x="1.418cm" svg:y="0.379cm" svg:width="11.004cm" svg:height="7.517cm"/>
          <chart:axis chart:dimension="x" chart:name="primary-x" chart:style-name="ch4" chartooo:axis-type="auto">
            <chartooo:date-scale/>
            <chart:categories table:cell-range-address="Sheet2.C2:Sheet2.C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D2:Sheet2.D50" chart:label-cell-address="Sheet2.D1:Sheet2.D1" chart:class="chart:line">
            <chart:data-point chart:repeated="49"/>
          </chart:series>
          <chart:series chart:style-name="ch8" chart:values-cell-range-address="Sheet2.E2:Sheet2.E50" chart:label-cell-address="Sheet2.E1:Sheet2.E1" chart:class="chart:line">
            <chart:data-point chart:repeated="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_time,</text:p>
                <draw:g>
                  <svg:desc>Sheet2.D1:Sheet2.D1</svg:desc>
                </draw:g>
              </table:table-cell>
              <table:table-cell office:value-type="string">
                <text:p>nosim_time</text:p>
                <draw:g>
                  <svg:desc>Sheet2.E1:Sheet2.E1</svg:desc>
                </draw:g>
              </table:table-cell>
            </table:table-row>
          </table:table-header-rows>
          <table:table-rows>
            <table:table-row>
              <table:table-cell office:value-type="float" office:value="106">
                <text:p>110</text:p>
                <draw:g>
                  <svg:desc>Sheet2.C2:Sheet2.C50</svg:desc>
                </draw:g>
              </table:table-cell>
              <table:table-cell office:value-type="float" office:value="0.0324988">
                <text:p>0.0324988</text:p>
                <draw:g>
                  <svg:desc>Sheet2.D2:Sheet2.D50</svg:desc>
                </draw:g>
              </table:table-cell>
              <table:table-cell office:value-type="float" office:value="0.013021">
                <text:p>0.013021</text:p>
                <draw:g>
                  <svg:desc>Sheet2.E2:Sheet2.E50</svg:desc>
                </draw:g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0.0358049">
                <text:p>0.0358049</text:p>
              </table:table-cell>
              <table:table-cell office:value-type="float" office:value="0.00411807">
                <text:p>0.00411807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0.0354367">
                <text:p>0.0354367</text:p>
              </table:table-cell>
              <table:table-cell office:value-type="float" office:value="0.00277886">
                <text:p>0.00277886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.0303837">
                <text:p>0.0303837</text:p>
              </table:table-cell>
              <table:table-cell office:value-type="float" office:value="0.0115576">
                <text:p>0.0115576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.0418554">
                <text:p>0.0418554</text:p>
              </table:table-cell>
              <table:table-cell office:value-type="float" office:value="0.0296254">
                <text:p>0.0296254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.0348336">
                <text:p>0.0348336</text:p>
              </table:table-cell>
              <table:table-cell office:value-type="float" office:value="0.00356111">
                <text:p>0.00356111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0.0339007">
                <text:p>0.0339007</text:p>
              </table:table-cell>
              <table:table-cell office:value-type="float" office:value="0.00700412">
                <text:p>0.0070041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0.0381969">
                <text:p>0.0381969</text:p>
              </table:table-cell>
              <table:table-cell office:value-type="float" office:value="0.00297628">
                <text:p>0.00297628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0.041143">
                <text:p>0.041143</text:p>
              </table:table-cell>
              <table:table-cell office:value-type="float" office:value="0.00393171">
                <text:p>0.00393171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0.038843">
                <text:p>0.038843</text:p>
              </table:table-cell>
              <table:table-cell office:value-type="float" office:value="0.00289807">
                <text:p>0.0028980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407295">
                <text:p>0.0407295</text:p>
              </table:table-cell>
              <table:table-cell office:value-type="float" office:value="0.00636789">
                <text:p>0.0063678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436976">
                <text:p>0.0436976</text:p>
              </table:table-cell>
              <table:table-cell office:value-type="float" office:value="0.00354354">
                <text:p>0.0035435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369814">
                <text:p>0.0369814</text:p>
              </table:table-cell>
              <table:table-cell office:value-type="float" office:value="0.0132644">
                <text:p>0.013264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500505">
                <text:p>0.0500505</text:p>
              </table:table-cell>
              <table:table-cell office:value-type="float" office:value="0.00315545">
                <text:p>0.0031554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424915">
                <text:p>0.0424915</text:p>
              </table:table-cell>
              <table:table-cell office:value-type="float" office:value="0.002813">
                <text:p>0.002813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.0405707">
                <text:p>0.0405707</text:p>
              </table:table-cell>
              <table:table-cell office:value-type="float" office:value="0.00778288">
                <text:p>0.00778288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.0438233">
                <text:p>0.0438233</text:p>
              </table:table-cell>
              <table:table-cell office:value-type="float" office:value="0.00297777">
                <text:p>0.00297777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.045281">
                <text:p>0.045281</text:p>
              </table:table-cell>
              <table:table-cell office:value-type="float" office:value="0.00382476">
                <text:p>0.00382476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.0408717">
                <text:p>0.0408717</text:p>
              </table:table-cell>
              <table:table-cell office:value-type="float" office:value="0.00331218">
                <text:p>0.00331218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.0497166">
                <text:p>0.0497166</text:p>
              </table:table-cell>
              <table:table-cell office:value-type="float" office:value="0.00282003">
                <text:p>0.00282003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.0422639">
                <text:p>0.0422639</text:p>
              </table:table-cell>
              <table:table-cell office:value-type="float" office:value="0.00285459">
                <text:p>0.00285459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419731">
                <text:p>0.0419731</text:p>
              </table:table-cell>
              <table:table-cell office:value-type="float" office:value="0.00745405">
                <text:p>0.00745405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465378">
                <text:p>0.0465378</text:p>
              </table:table-cell>
              <table:table-cell office:value-type="float" office:value="0.00310375">
                <text:p>0.00310375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409419">
                <text:p>0.0409419</text:p>
              </table:table-cell>
              <table:table-cell office:value-type="float" office:value="0.00346704">
                <text:p>0.00346704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.42275">
                <text:p>1.42275</text:p>
              </table:table-cell>
              <table:table-cell office:value-type="float" office:value="44.8508">
                <text:p>44.8508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458213">
                <text:p>0.0458213</text:p>
              </table:table-cell>
              <table:table-cell office:value-type="float" office:value="0.00439682">
                <text:p>0.0043968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442151">
                <text:p>0.0442151</text:p>
              </table:table-cell>
              <table:table-cell office:value-type="float" office:value="0.00299363">
                <text:p>0.00299363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461254">
                <text:p>0.0461254</text:p>
              </table:table-cell>
              <table:table-cell office:value-type="float" office:value="0.00317325">
                <text:p>0.00317325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0.0474411">
                <text:p>0.0474411</text:p>
              </table:table-cell>
              <table:table-cell office:value-type="float" office:value="0.00328051">
                <text:p>0.0032805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0.044407">
                <text:p>0.044407</text:p>
              </table:table-cell>
              <table:table-cell office:value-type="float" office:value="0.00302669">
                <text:p>0.00302669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.3624">
                <text:p>1.3624</text:p>
              </table:table-cell>
              <table:table-cell office:value-type="float" office:value="218.423">
                <text:p>218.423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.34526">
                <text:p>1.34526</text:p>
              </table:table-cell>
              <table:table-cell office:value-type="float" office:value="0.00410575">
                <text:p>0.00410575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0.0426444">
                <text:p>0.0426444</text:p>
              </table:table-cell>
              <table:table-cell office:value-type="float" office:value="0.00292029">
                <text:p>0.00292029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0.0469433">
                <text:p>0.0469433</text:p>
              </table:table-cell>
              <table:table-cell office:value-type="float" office:value="0.00294353">
                <text:p>0.00294353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.0441047">
                <text:p>0.0441047</text:p>
              </table:table-cell>
              <table:table-cell office:value-type="float" office:value="0.00307813">
                <text:p>0.00307813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.0581779">
                <text:p>0.0581779</text:p>
              </table:table-cell>
              <table:table-cell office:value-type="float" office:value="26.7862">
                <text:p>26.786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.0546615">
                <text:p>0.0546615</text:p>
              </table:table-cell>
              <table:table-cell office:value-type="float" office:value="237.047">
                <text:p>237.047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.0461099">
                <text:p>0.0461099</text:p>
              </table:table-cell>
              <table:table-cell office:value-type="float" office:value="29.4882">
                <text:p>29.488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.0435954">
                <text:p>0.0435954</text:p>
              </table:table-cell>
              <table:table-cell office:value-type="float" office:value="0.00431901">
                <text:p>0.00431901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.48298">
                <text:p>1.48298</text:p>
              </table:table-cell>
              <table:table-cell office:value-type="float" office:value="228.109">
                <text:p>228.109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.39729">
                <text:p>1.39729</text:p>
              </table:table-cell>
              <table:table-cell office:value-type="float" office:value="27.9776">
                <text:p>27.9776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0578603">
                <text:p>0.0578603</text:p>
              </table:table-cell>
              <table:table-cell office:value-type="float" office:value="112.694">
                <text:p>112.694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0624123">
                <text:p>0.0624123</text:p>
              </table:table-cell>
              <table:table-cell office:value-type="float" office:value="0.0035505">
                <text:p>0.0035505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0510451">
                <text:p>0.0510451</text:p>
              </table:table-cell>
              <table:table-cell office:value-type="float" office:value="248.164">
                <text:p>248.164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.45155">
                <text:p>1.45155</text:p>
              </table:table-cell>
              <table:table-cell office:value-type="float" office:value="25.9771">
                <text:p>25.977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0499539">
                <text:p>0.0499539</text:p>
              </table:table-cell>
              <table:table-cell office:value-type="float" office:value="0.00431348">
                <text:p>0.00431348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.3748">
                <text:p>1.3748</text:p>
              </table:table-cell>
              <table:table-cell office:value-type="float" office:value="228.246">
                <text:p>228.246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647863">
                <text:p>0.0647863</text:p>
              </table:table-cell>
              <table:table-cell office:value-type="float" office:value="0.00930685">
                <text:p>0.0093068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.40203">
                <text:p>1.40203</text:p>
              </table:table-cell>
              <table:table-cell office:value-type="float" office:value="250.878">
                <text:p>250.8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